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5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6cm" svg:height="4cm" svg:x="0.4cm" svg:y="6.4cm">
          <text:p text:style-name="P1">Texture VCT</text:p>
          <text:p text:style-name="P1">Mip 0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6cm" svg:height="2cm" svg:x="7cm" svg:y="1.8cm">
          <text:p text:style-name="P1">Aniso +X &amp; -X</text:p>
          <text:p text:style-name="P1">Mip 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6cm" svg:height="2cm" svg:x="7.1cm" svg:y="7.4cm">
          <text:p text:style-name="P1">Aniso +Y &amp; -Y</text:p>
          <text:p text:style-name="P1">Mip 0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6cm" svg:height="2cm" svg:x="7cm" svg:y="12.9cm">
          <text:p text:style-name="P1">Aniso +Z &amp; -Z</text:p>
          <text:p text:style-name="P1">Mip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cm" svg:y1="8.4cm" svg:x2="7cm" svg:y2="2.8cm" draw:start-shape="id1" draw:start-glue-point="1" draw:end-shape="id2" draw:end-glue-point="3" svg:d="M6000 8400h501v-3300h-2v-2300h501" svg:viewBox="0 0 1001 5601">
          <text:p/>
        </draw:connector>
        <draw:connector draw:style-name="gr3" draw:text-style-name="P2" draw:layer="layout" svg:x1="6cm" svg:y1="8.4cm" svg:x2="7.1cm" svg:y2="8.4cm" draw:start-shape="id1" draw:start-glue-point="1" draw:end-shape="id3" svg:d="M6000 8400h1100" svg:viewBox="0 0 1101 1">
          <text:p/>
        </draw:connector>
        <draw:connector draw:style-name="gr3" draw:text-style-name="P2" draw:layer="layout" svg:x1="6cm" svg:y1="8.4cm" svg:x2="7cm" svg:y2="13.9cm" draw:start-shape="id1" draw:start-glue-point="1" draw:end-shape="id4" draw:end-glue-point="3" svg:d="M6000 8400h501v3250h-2v2250h501" svg:viewBox="0 0 1001 5501">
          <text:p/>
        </draw:connector>
        <draw:custom-shape draw:style-name="gr4" draw:text-style-name="P3" xml:id="id5" draw:id="id5" draw:layer="layout" svg:width="3cm" svg:height="1.2cm" svg:x="17.1cm" svg:y="2.2cm">
          <text:p text:style-name="P3"><text:span text:style-name="T1">Aniso +X &amp; -X</text:span></text:p>
          <text:p text:style-name="P3"><text:span text:style-name="T1">Mip 1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6cm" svg:y1="2.8cm" svg:x2="17.1cm" svg:y2="2.8cm" draw:start-shape="id2" draw:start-glue-point="1" draw:end-shape="id5" draw:end-glue-point="3" svg:d="M12600 2800h4500" svg:viewBox="0 0 4501 1">
          <text:p text:style-name="P1"/>
        </draw:connector>
        <draw:custom-shape draw:style-name="gr6" draw:text-style-name="P3" xml:id="id6" draw:id="id6" draw:layer="layout" svg:width="1.8cm" svg:height="0.8cm" svg:x="25cm" svg:y="2.4cm">
          <text:p text:style-name="P3"><text:span text:style-name="T1">Mip 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0.1cm" svg:y1="2.8cm" svg:x2="25cm" svg:y2="2.8cm" draw:start-shape="id5" draw:start-glue-point="1" draw:end-shape="id6" draw:end-glue-point="3" svg:d="M20100 2800h4900" svg:viewBox="0 0 4901 1">
          <text:p/>
        </draw:connector>
        <draw:frame draw:style-name="gr7" draw:text-style-name="P4" draw:layer="layout" svg:width="7.229cm" svg:height="0.962cm" svg:x="2.6cm" svg:y="4.8cm">
          <draw:text-box>
            <text:p>AnisotropicMipVctStep0</text:p>
          </draw:text-box>
        </draw:frame>
        <draw:frame draw:style-name="gr8" draw:text-style-name="P6" draw:layer="layout" svg:width="4.229cm" svg:height="0.8cm" svg:x="12.771cm" svg:y="2.2cm">
          <draw:text-box>
            <text:p text:style-name="P5"><text:span text:style-name="T1">AnisotropicMipVctStep1</text:span></text:p>
          </draw:text-box>
        </draw:frame>
        <draw:frame draw:style-name="gr8" draw:text-style-name="P6" draw:layer="layout" svg:width="4.229cm" svg:height="0.8cm" svg:x="20.572cm" svg:y="2.2cm">
          <draw:text-box>
            <text:p text:style-name="P5"><text:span text:style-name="T1">AnisotropicMipVctStep1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20:13:15.868440262</meta:creation-date>
    <dc:date>2019-10-02T20:21:43.890441963</dc:date>
    <meta:editing-duration>PT8M28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